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text-properties style:font-name="Times New Roman" style:text-underline-style="solid" style:text-underline-width="auto" style:text-underline-color="font-color" style:font-name-complex="Times New Roman1"/>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style:font-name="Times New Roman" style:font-name-complex="Times New Roman1"/>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2"/>
    <style:style style:name="P9" style:family="paragraph" style:parent-style-name="List_20_Paragraph" style:list-style-name="WWNum4"/>
    <style:style style:name="P10" style:family="paragraph" style:parent-style-name="List_20_Paragraph" style:list-style-name="WWNum5"/>
    <style:style style:name="T1" style:family="text">
      <style:text-properties style:font-name="Times New Roman" style:font-name-complex="Times New Roman1"/>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YLAWS OF</text:span></text:p>
      <text:p text:style-name="P1"><text:span text:style-name="T2">[NAME] TITLE HOLDING COMPANY</text:span></text:p>
      <text:p text:style-name="P2"/>
      <text:p text:style-name="P1"><text:span text:style-name="T1">ARTICLE 1</text:span></text:p>
      <text:p text:style-name="P1"><text:span text:style-name="T2">NAME AND LOCATION</text:span></text:p>
      <text:p text:style-name="P3"/>
      <text:p text:style-name="Standard"><text:span text:style-name="T1">1.1.The name of this corporation, which is a nonprofit corporation organized under the Michigan Nonprofit Corporation Law, is [NAME] TITLE HOLDING COMPANY (hereinafter “Corporation”).</text:span></text:p>
      <text:p text:style-name="P2"/>
      <text:p text:style-name="Standard"><text:span text:style-name="T1">1.2 The principal office of this Corporation shall be situated in the State of Michigan at such specific location as the Board of Directors shall determin from time to time. The Corporation may also have such other offices as the Board of Directors determines from time to time.</text:span></text:p>
      <text:p text:style-name="P2"/>
      <text:p text:style-name="P1"><text:span text:style-name="T1">ARTICLE 2</text:span></text:p>
      <text:p text:style-name="P1"><text:span text:style-name="T2">PURPOSE</text:span></text:p>
      <text:p text:style-name="P3"/>
      <text:p text:style-name="Standard"><text:span text:style-name="T1">2.1. </text:span><text:span text:style-name="T2">General Purpose. </text:span><text:span text:style-name="T1">The Corporation is organized and operated for the following general purposes:</text:span></text:p>
      <text:p text:style-name="P2"/>
      <text:list xml:id="list8585599295088394414" text:style-name="WWNum2">
        <text:list-item>
          <text:p text:style-name="P8"><text:span text:style-name="T1">Exclusively for the purpose of holding title to property, collecting income </text:span></text:p>
        </text:list-item>
      </text:list>
      <text:p text:style-name="P5"><text:span text:style-name="T1">Therefrom, and turning over the entire amount, less expenses to the Michigan Suburbs Alliance within the meaning of §501(c)(2) of the Internal Revenue Code of 1986 (as amended) or the corresponding provision of any future United States </text:span></text:p>
      <text:p text:style-name="P5"><text:span text:style-name="T1">internal revenue law.</text:span></text:p>
      <text:p text:style-name="P6"/>
      <text:list xml:id="list33191570" text:continue-numbering="true" text:style-name="WWNum2">
        <text:list-item>
          <text:p text:style-name="P8"><text:span text:style-name="T1">To exercise such of the rights, powers, duties and authority of a nonprofit corporation organized under the Michigan Nonprofit Corporation Law which are consistent with the preceding paragraph.</text:span></text:p>
        </text:list-item>
      </text:list>
      <text:p text:style-name="P2"/>
      <text:p text:style-name="Standard"><text:span text:style-name="T1">2.2. </text:span><text:span text:style-name="T2">Nature of Activities. </text:span><text:span text:style-name="T1">The Corporation may not be used to conduct an “</text:span><text:bookmark-start text:name="_GoBack"/><text:span text:style-name="T1">active</text:span><text:bookmark-end text:name="_GoBack"/><text:span text:style-name="T1"> business.” The Corporation will confine its activities to the receipt and administration of passive income, including: 1) dividends, royalties, interest, annuities, rents and gains/losses to the extent excluded from taxation under IRC §512(b)(1), (2), (3), and (5); and 20 income from the sale of goods if the Corporation does not manufacture, produce, physically receive or deliver, negotiate sales of, or maintain inventories of the goods.</text:span></text:p>
      <text:p text:style-name="P2"/>
      <text:p text:style-name="P1"><text:span text:style-name="T1">ARTICLE 3</text:span></text:p>
      <text:p text:style-name="P1"><text:span text:style-name="T2">SOLE MEMBER</text:span></text:p>
      <text:p text:style-name="P3"/>
      <text:p text:style-name="Standard"><text:span text:style-name="T1">3.1. </text:span><text:span text:style-name="T2">MEMBERS. </text:span><text:span text:style-name="T1">The sole member of the Corporation is the Michigan Suburbs Alliance, a Michigan nonprofit corporation which is also tax exempt under §501(c)(3) of the Internal Revenue Code of 1986, as amended. If the Michigan Suburbs Alliance should dissolve as a corporation, it may designate another nonprofit fund, foundation, or corporation which is organized and operated exclusively for charitable purposes and </text:span><text:soft-page-break/><text:span text:style-name="T1">which has established its tax exempt status under §501(c)(3) of the Internal Revenue Code of 1986, as amended to replace it.</text:span></text:p>
      <text:p text:style-name="P2"/>
      <text:p text:style-name="Standard"><text:span text:style-name="T1">3.2. </text:span><text:span text:style-name="T2">Suspension; Termination. </text:span><text:span text:style-name="T1">The member may not be suspended or terminated for any reason.</text:span></text:p>
      <text:p text:style-name="P2"/>
      <text:p text:style-name="Standard"><text:span text:style-name="T1">3.3. <text:s/></text:span><text:span text:style-name="T2">Voting Right. </text:span><text:span text:style-name="T1">The member is the sole voting member of the corporation for any reason.</text:span></text:p>
      <text:p text:style-name="P2"/>
      <text:p text:style-name="Standard"><text:span text:style-name="T1">3.4. </text:span><text:span text:style-name="T2">Place of Meetings.</text:span><text:span text:style-name="T1"> Meetings of the member shall be held either at the principal office of the corporation or at any place within or without the State of Michigan, which may be designated either by the Board or by the member, by notice given either before or after the meeting and filed with the Secretary.</text:span></text:p>
      <text:p text:style-name="P2"/>
      <text:p text:style-name="Standard"><text:span text:style-name="T1">3.5. </text:span><text:span text:style-name="T2">Regular Meetings. </text:span><text:span text:style-name="T1">A regular meeting of the member shall be held annually on such date and at such time as may be fixed by the Board. In any year in which the directors are appointed, the appointments shall be made by the member at the regular meeting. Any other proper business may be transacted at the meeting.</text:span></text:p>
      <text:p text:style-name="P2"/>
      <text:p text:style-name="Standard"><text:span text:style-name="T1">3.6. </text:span><text:span text:style-name="T2">Special Meetings. </text:span><text:span text:style-name="T1">Special meetings of the member may be called by the Board, the Chairman of the Board, the President, or the member. The Board shall expeditiously set a reasonable time and place for the meeting and the officers forthwith shall cause notice to be given to the member of the time and place for the meeting.</text:span></text:p>
      <text:p text:style-name="P2"/>
      <text:p text:style-name="Standard"><text:span text:style-name="T1">3.7. </text:span><text:span text:style-name="T2">Notice of Regular or Special Meetings. </text:span><text:span text:style-name="T1">Notice of each regular or special meeting shall be given to the member in accordance with the Michigan Nonprofit Corporation Law. The notice of any special meeting shall, in addition to stating the place a d date and time thereof, state the purpose or purposes thereof. The general nature of any proposal requiring member approval under any of the provisions of the Michigan Nonprofit Corporation Law shall be stated in the notice of any meeting, regular or special, where such a proposal is to be considered.</text:span></text:p>
      <text:p text:style-name="P2"/>
      <text:p text:style-name="Standard"><text:span text:style-name="T1">3.8. </text:span><text:span text:style-name="T2">Action without Meeting. </text:span><text:span text:style-name="T1">Any action required or permitted to be taken by the member may be taken without a meeting. A written consent to the action shall be filed with the minutes of the meetings.</text:span></text:p>
      <text:p text:style-name="P2"/>
      <text:p text:style-name="Standard"><text:span text:style-name="T1">3.9. </text:span><text:span text:style-name="T2">Proxies. </text:span><text:span text:style-name="T1">A member will designate, in writing to the Secretary, a person to represent the member in exercising its voting or other rights. The designation may change at the discretion of the member at any time.</text:span></text:p>
      <text:p text:style-name="P2"/>
      <text:p text:style-name="Standard"><text:span text:style-name="T1">3.10. </text:span><text:span text:style-name="T2">Manner of Action. </text:span><text:span text:style-name="T1">The Member may act by any means authorized by its Articles of Incorporation or Bylaws.</text:span></text:p>
      <text:p text:style-name="P2"/>
      <text:p text:style-name="P2"/>
      <text:p text:style-name="P2"/>
      <text:p text:style-name="Standard"><text:soft-page-break/><text:span text:style-name="T1">3.11. </text:span><text:span text:style-name="T2">Powers of Member to Review and Approve Actions of Corporation. </text:span><text:span text:style-name="T1">The Member shall have the power to adopt and implement resolutions for the review and approval of certain activities and reports of the Corporation. The specific activities and reports to be reviewed and/or approved and the manner and scope of such review shall be set out in such resolutions.</text:span></text:p>
      <text:p text:style-name="P2"/>
      <text:p text:style-name="P1"><text:span text:style-name="T1">Article 4</text:span></text:p>
      <text:p text:style-name="P1"><text:span text:style-name="T2">DIRECTORS</text:span></text:p>
      <text:p text:style-name="P3"/>
      <text:p text:style-name="Standard"><text:span text:style-name="T1">4.1. </text:span><text:span text:style-name="T2">Powers. </text:span><text:span text:style-name="T1">Subject to any limitations of the Articles of Incorporation, the Michigan Nonprofit Corporation Law or these Bylaws, all corporate powers shall be exercised by, or under the authority of, and the business and affairs of the Corporation shall be controlled by the Board of Directors. Without prejudice to such general powers, but subject to the same limitations, it is hereby expressly declared that the directors shall have the following powers:</text:span></text:p>
      <text:p text:style-name="P2"/>
      <text:p text:style-name="Standard"><text:span text:style-name="T1"><text:tab/>(a) To appoint and remove all officers of the Corporation subject to such </text:span></text:p>
      <text:p text:style-name="P5">limitations as may appear in the Bylaws, and to prescribe such powers and duties for officers as may not be inconsistent with law, or with the Articles of Incorporation, or the Bylaws, as they may deem best.</text:p>
      <text:p text:style-name="P5"/>
      <text:list xml:id="list9025524998906073563" text:style-name="WWNum4">
        <text:list-item>
          <text:p text:style-name="P9">To conduct, manage and control the affairs of the Corporation, and to make such rules and regulations therefor, not inconsistent with law, or with the Articles of Incorporation, or the Bylaws, as they may deem best.</text:p>
        </text:list-item>
      </text:list>
      <text:p text:style-name="Standard"/>
      <text:list xml:id="list33181861" text:continue-numbering="true" text:style-name="WWNum4">
        <text:list-item>
          <text:p text:style-name="P9">To designate any place for the holding of any membership meeting or Board of Directors meeting, to change the principal office of the Corporation for the transaction of its business from one location to another; to adopt, make and use a corporate seal and to alter the form of such seal from time to time, as, in their judgment, they may deem best, provided such seal shall at all times comply with the provisions of law.</text:p>
        </text:list-item>
      </text:list>
      <text:p text:style-name="Standard"/>
      <text:list xml:id="list33205627" text:continue-numbering="true" text:style-name="WWNum4">
        <text:list-item>
          <text:p text:style-name="P9"><text:s/>To borrow money and incur indebtedness for the purpose of the Corporation and to cause to be executed and delivered therefor, in the Corporation’s name, promissory notes, bonds, debentures, deeds of trust, mortgages, pledges, hypothecations or other evidences of debt, and securities thereof.</text:p>
        </text:list-item>
      </text:list>
      <text:p text:style-name="Standard"/>
      <text:list xml:id="list33180045" text:continue-numbering="true" text:style-name="WWNum4">
        <text:list-item>
          <text:p text:style-name="P9">To manage in such a manner as they may deem best, all funds and property, real and personal, received and acquired by the Corporation, and to distribute, loan or dispense the same or the income and profits therefrom.</text:p>
        </text:list-item>
      </text:list>
      <text:p text:style-name="Standard"/>
      <text:list xml:id="list33178250" text:continue-numbering="true" text:style-name="WWNum4">
        <text:list-item>
          <text:p text:style-name="P9">To create such trusts, foundations, and subsidiaries, as the Board of Directors shall deem necessary and to appoint the trustees, directors, or other governing officials of such legal entities.</text:p>
        </text:list-item>
      </text:list>
      <text:p text:style-name="Standard"><text:soft-page-break/></text:p>
      <text:p text:style-name="Standard">4.2. <text:span text:style-name="T3">Number of Directors. </text:span>The number of directors constituting the entire Board shall be a minimum of [NUMBER] and a maximum of [NUMBER], as fixed by resolution of the Board. Subject to the foregoing, the number directors may be determined from time to time by action of the Board of Directors, provided that any action by the Board of Directors to effect such increase above the maximum or decrease below the minimum shall require the vote of at least two-thirds of all directors then in office. No decrease in the number of directors shall shorten the term of any director then in office.</text:p>
      <text:p text:style-name="Standard"/>
      <text:p text:style-name="Standard">4.3. <text:span text:style-name="T3">Qualifications for Office. </text:span>Each director must be a U.S. citizen of at least 18 years of age. * However, no person who is holding public office is eligible to be a director. All directors shall be elected by the sole member of the Corporation.</text:p>
      <text:p text:style-name="Standard"/>
      <text:p text:style-name="Standard">4.4. <text:span text:style-name="T3">Term of Office. </text:span>The regular term of office for each director shall be [TERM], unless sooner terminated by death, incapacity, resignation or removal. Directors may be elected or appointed to no more than two (2) successive terms. A director who has served all or part of two (2) successive terms shall be ineligible for reelection for on (1) year. All directors shall hold office until the expiration of the term for which each was elected, until a successor has been duly elected and qualified, or until the director’s prior resignation or removal as hereinafter provided.</text:p>
      <text:p text:style-name="Standard"/>
      <text:p text:style-name="Standard">4.5. <text:span text:style-name="T3">Removal, Resignation. </text:span>Any director may resign from office at any time by giving written notice thereof to an officer of the Corporation. Any director may be removed with or without cause by the sole member of the Corporation.</text:p>
      <text:p text:style-name="Standard"/>
      <text:p text:style-name="Standard">4.6.<text:span text:style-name="T3"> Exisitence of Vacancies. </text:span>A vacancy in the Board of Directors exists in case of the happening of any of the following:</text:p>
      <text:p text:style-name="Standard"/>
      <text:list xml:id="list6928201297922233683" text:style-name="WWNum5">
        <text:list-item>
          <text:p text:style-name="P10">The death, incapacity, resignation, or removal of any director</text:p>
        </text:list-item>
      </text:list>
      <text:p text:style-name="P5"/>
      <text:list xml:id="list33194282" text:continue-numbering="true" text:style-name="WWNum5">
        <text:list-item>
          <text:p text:style-name="P10">The authorized number of directors is increased.</text:p>
        </text:list-item>
      </text:list>
      <text:p text:style-name="Standard"/>
      <text:p text:style-name="Standard">4.7. <text:span text:style-name="T3">Filling of Vacancies. </text:span>Any vacancy occurring on the Board of Directors may be filled by a vote of the majority of the remaining directors. A director so chosen shall serve for the <text:s/>balance of the unexpired term of the vacant office. If the Board of Directors accepts the resignation of a director, tendered to take effect at a future time, the Board may elect a successor to take office when the resignation becomes effective for the balance of the unexpired term of the resigning director. However the Board has the power to fill or leave unfilled, until the next election, all vacancies occurring on the Board, including those created by an authorized increase in the number of directors. In the event that the Board decideds not to fill a vacancy for a director whose office is subject to election by the sole member, the President may call a special meeting of the sole member to elect such director. In the event that less <text:soft-page-break/>than a quorum of the Board remains to fill facancies, then in that event, a vote of one hundered percent of the remaing directors shall be required to fill any vacancy.</text:p>
      <text:p text:style-name="Standard"/>
      <text:p text:style-name="Standard">4.8. <text:span text:style-name="T3">Place and Number of Meetings. </text:span>Meetings of the Board f Directors shall be held at any place which has been designated by the Board or by written consent of all directors. In the absence of such designation, meetings shall be held at the principal office of the Corporation. The Board shall hold at least three (3) meetings each calendar year.</text:p>
      <text:p text:style-name="Standard"/>
      <text:p text:style-name="Standard">4.9. <text:span text:style-name="T3">Annual and Special Meetings. </text:span>During _______________ [MONTH] of each year, the Board of Directors shall hold an annual meeting for the purpose of filling vacancies on the Board and the election of officers. Other business may be transacted at the annual meeting if proper notice thereof is given. Special meetings of the Board of Directors for any purpose(s) may be called at any time by the President or the sole member.</text:p>
      <text:p text:style-name="Standard"/>
      <text:p text:style-name="Standard">4.10. <text:span text:style-name="T3">Notice of Meetings. </text:span>A regular meeting of the directors may be held without prior notice. Notice of the time and place of special meetings of the Board shall be given personally to the directors or sent by mail or other communication, charges prepaid, addressed to the director at their address as shown upon the records of the Corporation at least three (3) days in advance of such meetings. Such notice shall state the general nature of the business to be considered.</text:p>
      <text:p text:style-name="Standard"/>
      <text:p text:style-name="Standard">4.11. <text:span text:style-name="T3">Quorum and Voting. </text:span>A majority of the elected and qualified directors shall be necessary to constitute a quorum for the transaction of business. Every act or decision done or made by a majority of the directors present at a meeting duly held, at which a quorum was present, shall be regarded as an act of the Board of Directors, unless a greater number is required by law or by the Articles of Incorporation or by these Bylaws. Each director present shall be entitled to on (1) vote.</text:p>
      <text:p text:style-name="Standard"/>
      <text:p text:style-name="Standard">A director may participate in any meeting of directors by means of conference telephone of similar communications equipment by means of which all person participating in the meeting can hear each other. Participation in a meeting pursuant to this paragraph constitutes presence in person at the meeting.</text:p>
      <text:p text:style-name="Standard"/>
      <text:p text:style-name="Standard">The transactions of any meetings of the Board of Directors, however called and noticed, or wherever held, shall be as valid as though they had a meeting duly held after regular call and notice, if a quorum be present and if, either before or after the meeting, each of the directors not present signs a written waiver of notice or a consent to holding such meeting or an approval of the minutes thereof. All such waivers, consents, or approvals shall be filed with the corporate records or made a part of the minutes of the meeting.</text:p>
      <text:p text:style-name="Standard"/>
      <text:p text:style-name="Standard"/>
      <text:p text:style-name="Standard">4.12. <text:span text:style-name="T3">Voting by Proxy. </text:span>Any director absent from a meeting of the board or any committee thereof, may be represented by any other director or member, who may <text:soft-page-break/>cast the vote of the absent director according to the written instructions, general or special, of the absent director.</text:p>
      <text:p text:style-name="Standard"/>
      <text:p text:style-name="Standard">4.13. <text:span text:style-name="T3">Filing of Dissents. </text:span>A director shall not be liable for the commission of a prohibited act if he or she was absent from the meeting of directors at which the action was authorized, or if he was present or represented at such meeting, and his or her dissent therefrom was either noted in the minutes of the meeting or filed promptly thereafter in the registered office of the corporation.</text:p>
      <text:p text:style-name="Standard"/>
      <text:p text:style-name="Standard">4.14. <text:span text:style-name="T3">Action by Unanimous Written Consent. </text:span>Any action required or permitted to be taken by the Board of Directors may be taken without a meeting and with the same force and effect as if taken by a unanimous vote of directors, if authorized by writing signed individually or collectively by all directors. Such consent shall be filed with the regular minutes of the Board.</text:p>
      <text:p text:style-name="Standard"/>
      <text:p text:style-name="Standard">4.15. <text:span text:style-name="T3">Notice of Adjournment. </text:span>Notice of the time and place of holding an adjourned meeting need not be given to absent directors if the time and place be fixed at the meeting adjourned.</text:p>
      <text:p text:style-name="Standard"/>
      <text:p text:style-name="Standard">4.16. <text:span text:style-name="T3">Committees.. </text:span>Committees of the board of directors shall be standing or special. The Board of Directors or the President may refer to the proper committee any matter affecting the Corporation or any operations needing study, recommendation, or action. The Board may establish such standing or special committees as it deems appropriate with such duties and responsibilities as it shall designate, except that no committee has the power to do any of the things a committee is prohibited from doing under the Michigan Nonprofit Corporation Law. The Board shall appoint the members of such committees. Persons other than directors may be appointed to such committees, but the Chair of each committee must be a director of the Corporation.</text:p>
      <text:p text:style-name="Standard"/>
      <text:p text:style-name="P1">Article 5</text:p>
      <text:p text:style-name="P1"><text:span text:style-name="T3">OFFICERS</text:span></text:p>
      <text:p text:style-name="P4"/>
      <text:p text:style-name="Standard">5.1. <text:span text:style-name="T3">Responsibility. </text:span>All officers are subordinate and responsible to the Board of Directors.</text:p>
      <text:p text:style-name="Standard"/>
      <text:p text:style-name="Standard">5.2. <text:span text:style-name="T3">Number and Selection. </text:span>The Board of Directors shall appoint a President, a Secretary and a Treasurer, and may appoint one or more Vice-Presidents, Assistant Secretaries, Assistant Treasurers, and such other officers as they may determine. any tow or more officers may be held by the same person except the offices of President and Secretary. Each officer shall hold office until a successor is elected and qualified, or until the officer’s resignation, death or removal. Vacancies in offices shall be filled by election by the Board of Directors at any time to serve unexpired terms.</text:p>
      <text:p text:style-name="Standard"/>
      <text:p text:style-name="Standard">5.3. <text:span text:style-name="T3">Resignation and Removal. </text:span>The resignation of any officer shall be tendered in writing to any other officer and shall be effective as of the date stated in the <text:soft-page-break/>resignation. any officer may be removed during their term by majority vote of the Board of Directors whenever, in their judgment, removal would serve the best interests of the Corporation. such removal shall terminate all authority of the officer, except that any rights to compensation and other perquisites shall depend on the terms of the officer’s employment and the circumstances of removal.</text:p>
      <text:p text:style-name="Standard"/>
      <text:p text:style-name="Standard">5.4. <text:span text:style-name="T3">President. </text:span>The President shall be the chief executive and operating officer of the Corporation, and subject to the direction and under the supervision of the Board of Directors, shall have general charge of the business affairs and property of the Corporation. The President shall preside at all meetings of the Board of Directors. The President shall have such other duties and responsibilities and may exercise such other powers as are usually incident to the office or as from time to time may be assigned by these Bylaws or the Board of Directors.</text:p>
      <text:p text:style-name="Standard"/>
      <text:p text:style-name="Standard">5.5. <text:span text:style-name="T3">Vice President. </text:span>At the request of the President, or in the President’s absence or disability, the Vice President shall perform all the duties of the President. When so acting, the Vice President shall have all of the powers of, and be subject to all the restrictions upon the President. The Vice President shall have such other duties and responsibilities and may exercise such other powers as from time to time may be assigned by the President or the Board of Directors or as may be provided in these Bylaws.</text:p>
      <text:p text:style-name="Standard"/>
      <text:p text:style-name="Standard">5.6. <text:span text:style-name="T3">Secretary. </text:span>The Secretary shall cause to be kept at the principal office of the Corporation , the Secretary’s principal place of business, or such other place as the Board of Directors may order, the official seal of the Corporation (if any), and a book of minutes of all meetings of directors and members. The Secretary shall also maintain and protect a file of all official and legal documents of the Corporation. The Secretary shall perform such other and further duties as may be required by law or as may be prescribed or required from time to time by the Board of Directors or Bylaws.</text:p>
      <text:p text:style-name="Standard"/>
      <text:p text:style-name="Standard">5.7. <text:span text:style-name="T3">Treasurer. </text:span>The Treasurer shall have custody of the Corporation’s funds; keep full and accurate accounts of all receipts and disbursements of the Corporation, an inventory of assets, and a record of the liabilities of the Corporation; deposit all money and other securities in such depositories as may be designated by the Board of Directors; disburse the funds of the Corporation as ordered by the President or Board of Directors taking proper vouchers for disbursements; and prepare all statements and reports required by law, by the President or by the Board of directors. The Treasurer shall have such other duties and responsibilities and may exercise such other powers as are usually incident to the office or as from time to time may be assigned by these Bylaws, the Board of Directors, or the President. The Board of directors or the President may delegate all or part of the authority and duties of the Treasurer to subordinate officers.</text:p>
      <text:p text:style-name="Standard">5.8 <text:span text:style-name="T3">Salaries. </text:span>The salaries of the officers, if any, of the Corporation shall be fixed from time to time by the Board of Directors. The Board of Directors may delegate to any officer the authority to fix the salary or other compensation of subordinate officers. <text:soft-page-break/>No officer or subordinate officer shall be prevented from receiving such salary by reason of the fact that such officer is also a director of the Corporation.</text:p>
      <text:p text:style-name="Standard"/>
      <text:p text:style-name="P1">ARTICLE 6</text:p>
      <text:p text:style-name="P1"><text:span text:style-name="T3">PROHIBITED ACTIVITES</text:span></text:p>
      <text:p text:style-name="P4"/>
      <text:p text:style-name="Standard">6.1. <text:span text:style-name="T3">Actions Jeopardizing Tax Status. </text:span>This corporation shall not take any action or carry on any activity not permitted to be taken or carried on by an organization exempt under §501(c)(2) of the Internal Revenue Code of 1986 and its regulations as amended.</text:p>
      <text:p text:style-name="Standard"/>
      <text:p text:style-name="Standard">6.2. <text:span text:style-name="T3">Lobbying and Political Activities. </text:span>The Corporation shall not lobby (including the publishing or distribution of statements) or otherwise attempt to influence legislation. The Corporation shall not participate or intervene in (including the publishing or distribution of statements) any political or judicial campaign on behalf of any candidate for public office whatsoever. </text:p>
      <text:p text:style-name="Standard"/>
      <text:p text:style-name="Standard">6.3. <text:span text:style-name="T3">Private Inurement. </text:span>No part of the net income or net assets of the Corporation shall inure to the benefit of, or be distributable to, its directors, officers, members or other private persons. However, the Corporation is authorized to pay reasonable compensation for services actually rendered and to make payments and distributions in furtherance of its tax exempt purposes.</text:p>
      <text:p text:style-name="Standard"/>
      <text:p text:style-name="Standard">6.4. <text:span text:style-name="T3">Non-Discrimination. </text:span>In the conduct of all aspects of its activities, the Corporation shall not discriminate on the grounds of race, color, national origin or gender.</text:p>
      <text:p text:style-name="Standard"/>
      <text:p text:style-name="Standard">6.5. <text:span text:style-name="T3">Conflicts of Interest. </text:span>A conflict of interest occurs when a person under a duty to promote the interests of the Corporation (a “fiduciary”) is in a position to promote a competing interest instead. Fiduciaries include all Corporation employees, directors or officers, and members of any Corporation committee. Undisclosed or unresolved conflicts of interest are a breach of the duty to act in the best interests of the Corporation and work to the detriment of the Corporation.</text:p>
      <text:p text:style-name="Standard"/>
      <text:p text:style-name="Standard">6.6. <text:span text:style-name="T3">Discharging Conflicts of Interest. </text:span>All conflicts of interest must be disclosed to the Board of Directors. After disclosure is made, the individual with a conflicting interest must not participate in judging the merits of that interest. That is, such individual must abstain from voting on, or recommending a course of action with respect to, the situation giving rise to the conflict. When these are done, the conflict of interest has been properly discharged.</text:p>
      <text:p text:style-name="Standard"/>
      <text:p text:style-name="Standard">6.7. <text:span text:style-name="T3">Preventing Conflict Situations. </text:span>The Corporation, through the Board of Directors, shall encourage all fiduciaries to prevent conflicts of interest where possible.</text:p>
      <text:p text:style-name="Standard">6.8. <text:span text:style-name="T3">Litigation. </text:span>The Corporation shall not be a voluntary part in any litigation without the prior written approval of the Board of Directors.</text:p>
      <text:p text:style-name="Standard"/>
      <text:p text:style-name="P1"><text:soft-page-break/>ARTICLE 7</text:p>
      <text:p text:style-name="P1"><text:span text:style-name="T3">OTHER FINANCIAL MATTERS</text:span></text:p>
      <text:p text:style-name="P4"/>
      <text:p text:style-name="Standard">7.1. <text:span text:style-name="T3">Property of the Corporation. </text:span>The title to all property of the Corporation, both real and personal, shall be vested in the Corporation.</text:p>
      <text:p text:style-name="Standard"/>
      <text:p text:style-name="Standard">7.2. <text:span text:style-name="T3">Dedication of Assets. </text:span>The property of this Corporation is irrevocably dedicated to tax exempt purposes under §501(c)(2) of the Internal Revenue Code of 1986, as amended, and no part of the net income or assets of this organization shall ever inure to the benefit of any director, officer or employee thereof or to the benefit of any private persons.</text:p>
      <text:p text:style-name="Standard"/>
      <text:p text:style-name="Standard">7.3. <text:span text:style-name="T3">Disposition Upon Dissolution. </text:span>Upon the dissolution or winding up of the corporation, or in the event it shall cease to engage in carrying out the purposes set forth in these Articles, all of the business, properties assets and income of the corporation remaining after payment, or provision of payment, of all debts and liabilities of this corporation, shall be distributed to the Michigan Suburbs Alliance, a Michigan nonprofit corporation which is also tax exempt under §501(c)(3) of the Internal Revenue Code of 1986, as amended.</text:p>
      <text:p text:style-name="Standard"/>
      <text:p text:style-name="Standard">7.4. <text:span text:style-name="T3">Contracts. </text:span>The Board of Directors may authorize any officer or agent to enter into any contract or execute and deliver any instrument in the name of and on behalf of the Corporation. such authority may be general or confined to a specific instance. Unless so authorized by the Board of Directors, no officer, agent, or employee shall have any power or authority to bind the Corporation by any contract or engagement, or to pledge its credit, or render it pecuniarily liable for any purpose or to any amount. When the execution of any contract or other instrument has been authorized by the Board of Directors without specification of the executing officer, the President, either alone or with the Secretary or any Assistant Secretary, may execute the same in the name of, and on behalf of, the Corporation, and any such officer may affix the corporate seal (if any) of the corporation thereto.</text:p>
      <text:p text:style-name="Standard"/>
      <text:p text:style-name="Standard">7.5. <text:span text:style-name="T3">Voting Stock Owned by the Corporation. </text:span>The Board of Directors may by resolution provide for the designation of the person who shall have full power and authority on behalf of the Corporation to vote either in person or by proxy at any meeting of the security holders of any corporation or other entity in which this Corporation may hold voting stock or other securities, and may further provide that at any such meeting such person may possess and exercise all of the rights and powers incident to the ownership of such voting securities which, as the owner thereof, this Corporation might have possessed and exercised if present. The board of Directors may revoke any such powers as granted at its pleasure.</text:p>
      <text:p text:style-name="Standard"/>
      <text:p text:style-name="Standard">7.6. <text:span text:style-name="T3">Financial Accounts. </text:span>The Corporation may establish one or more checking accounts, savings accounts or investment accounts with appropriate financial entities or institutions as determined in the discretion of the Board of Directors to hold, manage or disburse any funds for Corporation purposes. All checks, drafts or <text:soft-page-break/>other orders for the payment of money, and all notes or other evidences of indebtedness issued in the name of the Corporation, shall be signed by such officer(s) or agent(s) of the Corporation, and in such manner, as is determined by the Board of Directors from time to time.</text:p>
      <text:p text:style-name="Standard"/>
      <text:p text:style-name="Standard">7.7. <text:span text:style-name="T3">Appointment and Employment of Advisors. </text:span>The Board may from time to time appoint, as advisors, persons whose advice, assistance and support may be deemed helpful in determining policies and formulating programs for carrying out the Corporation’s purposes. The Board is authorized to employ such persons, including attorneys, accountants, agents and assistants as in its opinion are needed for the administration of the Corporation and to pay reasonable compensation for services and expenses thereof.</text:p>
      <text:p text:style-name="Standard"/>
      <text:p text:style-name="Standard">7.8. <text:span text:style-name="T3">Financial Statements and Reports. </text:span>An accountant or accounting firm appointed or approved by the Board shall at such time as the Board determines prepare for the Corporation financial statements, including a statement of combined capital assets and liabilities, a statement of revenues, expenses and distributions, and such other additional reports or information as may be ordered from time to time by the Board. The accountant or accounting firm shall also prepar such financial data as may be necessary for returns or reports required by state or federal government to be filed by the Corporation. Accounting charges and expenses shall be proper expenses of administration.</text:p>
      <text:p text:style-name="Standard"/>
      <text:p text:style-name="Standard">7.9. <text:span text:style-name="T3">Limitations on Debt. </text:span>No debt shall be incurred by the Corporation and no evidence of indebtedness shall be issued in the name of the Corporation unless authorized by the Board of Directors. Specifically, without limitation, no loan shall be made to any officer or director of the Corporation. Any director or officer who assents to or participates in the making of any such loan shall be liable, in addition to the borrower, for the full amount of the loan until it is fully repaid.</text:p>
      <text:p text:style-name="Standard"/>
      <text:p text:style-name="Standard">7.10. <text:span text:style-name="T3">Liability of Directors and Officers. </text:span>No director or officer of the Corporation shall be personally liable to its creditors or for any indebtedness or liability and any and all creditors shall look only to the Corporation’s assets for payment. Further, neither any officer, the Board nor any of its individual members shall be liable for acts, neglects or defaults of an employee, agent or representative selected with reasonable care, nor for anything the same may do or refrain from doing in good faith, including the following if done in good faith: errors in judgment, acts done or committed on advice of counsel, or any mistakes of fact or law.</text:p>
      <text:p text:style-name="Standard"/>
      <text:p text:style-name="Standard">7.11. <text:span text:style-name="T3">Liability of Member. </text:span>The sole member of the Corporation shall not be liable to the Corporation’s creditors or for any indebtedness or liability and any and all creditors shall look only to the Corporation’s assets for payment.</text:p>
      <text:p text:style-name="Standard"/>
      <text:p text:style-name="Standard">7.12. <text:span text:style-name="T3">Fiscal Year. </text:span>The fiscal year of the Corporation shall be maintained in conformity with the fiscal year of its parent organization, the Michigan Suburbs Alliance.</text:p>
      <text:p text:style-name="Standard"/>
      <text:p text:style-name="P1"><text:soft-page-break/>ARTICLE 8</text:p>
      <text:p text:style-name="P1"><text:span text:style-name="T3">INDEMNIFICATION</text:span></text:p>
      <text:p text:style-name="P4"/>
      <text:p text:style-name="Standard">8.1. <text:span text:style-name="T3">Indemnification Available. </text:span>The Corporation may indemnify any person who was or is a part or is threatened to be made a part to any action, suit or proceeding, whether civil, criminal, administrative or investigative (including any action by or in the right of the Corporation) by reason of the fact that he or she is or was a director, officer, employee or agent of the Corporation, or is or was serving at the request of the Corporation as a director, officer, employee or agent of another nonprofit, business or foreign corporation, partnership, joint venture or other enterprise, against expenses (including attorney’s fees), judgments, fines and amounts paid in settlement actually and reasonable incurred by him or her in connection with such action, suit or proceeding if he or she acted in good faith and in a manner he or she reasonably believed to be in or not opposed to the best interests of the Corporation, and, iwht respect to any criminal action or proceeding, had no reasonable cause to believe his or her conduct was unlawful; provided that in case of actions by or in the right of the Corporation, the indemnity shall be limited to expenses (including attorney’s fees, and the amounts paid in settlement not exceeding, in the judgment of the Board of Directors, the estimated expense of litigating the action to conclusion) actually and reasonably incurred in connection with the defense or settlement of such action and no indemnification shall be made in respect of any claim, issue or matter as to which such person shall have been adjudged to be liable for negligence or misconduct in the performance of his or her duty to the Corporation unless and only to the extent that the court shall determine upon application that, despite the adjudication of liability but in view of all the circumstances of the case, he or she is fairly and reasonably entitled to indemnity for such expenses which the court shall deem proper. The termination of any action, suit of proceeding by judgment, order, settlement, conviction, or upon a plea of nolo contendere or its equivalent, shall not, of itself, create a presumption that the person did not act in good faith and in a manner in which he or she reasonably believed to be in or not opposed to the best interests of the Corporation, and, with respect to any criminal action or proceeding, had reasonable cause to believe that his or her conduct was unlawful.</text:p>
      <text:p text:style-name="Standard"/>
      <text:p text:style-name="Standard">8.2. <text:span text:style-name="T3">Expenses of Successful Defense. </text:span>To the extent that a director, officer, employee or agent of the Corporation has been successful on the merits or otherwise in defense of any such action, suit or proceeding, or in defense of any claim, issue or matter therein, he or she shall be indemnified against expenses (including attorney’s fees) actually and reasonably incurred by him or her in connection therewith.</text:p>
      <text:p text:style-name="Standard"/>
      <text:p text:style-name="Standard">8.3. <text:span text:style-name="T3">Contract Right; Limitation on Indemnity. </text:span>The right to indemnification conferred in this Article shall be a contract right and shall apply to services of a director, officer, or as an employee or agent of the Corporation as well as in the person’s capacity as a director or officer. Except as provided in this Article, the Corporation shall have no obligations under this Article to indemnify any person in connection with any <text:soft-page-break/>proceeding, or part thereof, initiated by the person without authorization by the Board of Directors.</text:p>
      <text:p text:style-name="Standard"/>
      <text:p text:style-name="Standard">8.4. <text:span text:style-name="T3">Determination That Indemnification is Proper. </text:span>Any indemnification under section 8.1 (unless ordered by the court) shall be made by the Corporation only as authorized in a specific case upon a determination that the applicable standard of conduct has been met. Such determination shall be made (1) by the Board of Directors by a majority vote of a quorum consisting of directors who were not parties to such action, suit or proceeding, or (2) if such a quorum is not obtainable or a quorum of disinterested directors so directs, by <text:s/>independent legal counsel, or (3) by the members. </text:p>
      <text:p text:style-name="Standard"/>
      <text:p text:style-name="Standard">8.5. <text:span text:style-name="T3">Proportionate Indemnity. </text:span>If a person is entitled to indemnification under this Article for a portion of expenses, including attorney fees, judgments, penalties, fines, and amounts paid in settlement, but not for the total amount, the Corporation shall indemnify the person for the portion of the expenses, judgments, penalties, fines or amounts paid in settlement for which the person is entitled to be indemnified. </text:p>
      <text:p text:style-name="Standard"/>
      <text:p text:style-name="Standard">8.6. <text:span text:style-name="T3">Expense Advance. </text:span>Expenses incurred in defending such an action, suit or proceeding may be paid by the Corporation in advance of the final disposition thereof, if authorized by the Board of Directors in the manner provided in section 8.4, upon receipt of an undertaking by or on behalf of the director, officer, employee or agent to repay such amount unless it shall ultimately be determined that the person is entitled to be indemnified by the Corporation as authorized in this section.</text:p>
      <text:p text:style-name="Standard"/>
      <text:p text:style-name="Standard">8.7<text:span text:style-name="T3">. Non-Exclusivity Rights. </text:span>The indemnification provided by this Article shall not be deemed exclusive of any other rights to which the person indemnified may be entitled under any bylaw, agreement, authorization of members or disinterested directors or otherwise, both as to action in his official capacity and as to action in another capacity while holding such office, and shall continue as to a person who has ceased to be a director, officer, employee or agent and shall inure to the benefit of his heirs and legal representative.</text:p>
      <text:p text:style-name="Standard"/>
      <text:p text:style-name="Standard">8.8. <text:span text:style-name="T3">Indemnification of Employees and Agents of the Corporation. </text:span>The Corporation may, to the extent authorized from time to time by the Board of Directors, grant rights to indemnification and to the advancement of expenses to any employee or agent of the Corporation to the fullest extent of the provisions of this Article with respect to the indemnification and advancement of expenses of any director or officer of the Corporation.</text:p>
      <text:p text:style-name="Standard"/>
      <text:p text:style-name="Standard">8.9. <text:span text:style-name="T3">Former Directors and Officers. </text:span>The indemnification provided in this Artilce continues for a person who has ceased to be a director, officer, employee, or agent and shall inure to the benefit of the heirs, executors, and administrators of the person.</text:p>
      <text:p text:style-name="Standard"/>
      <text:p text:style-name="Standard"><text:soft-page-break/>8.10. <text:span text:style-name="T3">Insurance. </text:span>The Corporation shall have power to procure insurance on behalf of any person who is or was a director, officer, employee or agent of the Corporation, or is or was serving at the request of the Corporation as a director, officer, employee or agent of another nonprofit, business or foreign corporation, partnership, joint venture or other enterprise against any liability asserted against or incurred by the person in any such capacity, or arising out of the person’s status as such, whether or not the Corporation would have the power to indemnify the person against such liability under the provisions of this section.</text:p>
      <text:p text:style-name="Standard"/>
      <text:p text:style-name="Standard">8.11. <text:span text:style-name="T3">Changes in Michigan Law. </text:span>If there is any change of the Michigan statutory provisions applicable to the Corporation relating to the subject matter of this Article, then the indemnification to which any person shall be entitled under this Article shall be determined by the changed provisions, but only to the extent that the change permits the Corporation to provide broader indemnification rights than the provisions permitted the Corporation to provide before the change. Subject to the next Section, the Board of Directors is authorized to amend these bylaws to conform to any such changed statutory provisions.</text:p>
      <text:p text:style-name="Standard"/>
      <text:p text:style-name="Standard">8.12. <text:span text:style-name="T3">Amendment or Repeal of Article. </text:span>No amendment or repeal of this Article shall apply to or have any effect on any director, officer, employee, or agent of the Corporation for or with respect to any acts or omissions of the director, officer, employee, or agent occurring before the amendment or repeal.</text:p>
      <text:p text:style-name="Standard"/>
      <text:p text:style-name="Standard">8.13. <text:span text:style-name="T3">Impact of Tax Exempt Status. </text:span>The rights to indemnification set forth in this Article are expressly conditioned upon such rights not violating the Corporation’s status as a tax exempt organization described in §501(c)(2) of the Internal Revenuew Code of 1986, as amended.</text:p>
      <text:p text:style-name="Standard"/>
      <text:p text:style-name="P1">Article 9</text:p>
      <text:p text:style-name="P1">AMENDMENTS TO BYLAWS</text:p>
      <text:p text:style-name="P1"/>
      <text:p text:style-name="Standard">9.1. <text:span text:style-name="T3">Adoption.</text:span> Any amendment of these Bylaws must be first approved in writing byt the sole member of the corporation, the Michigan Suburbs Alliance or its lawful successor.</text:p>
      <text:p text:style-name="Standard"/>
      <text:p text:style-name="Standard">9.2. <text:span text:style-name="T3">Inspection of Bylaws.</text:span> The original or copy of these Bylaws, as amended or otherwise altered to date, certified by the Secretary, shall at all times be kept in the principal office of the Corporation for the transaction of business, and shall be open to inspection by the members, officers and directors at all reasonable times during office hours.</text:p>
      <text:p text:style-name="Standard"/>
      <text:p text:style-name="Standard">State of Michigan,</text:p>
      <text:p text:style-name="Standard">County of Wayne</text:p>
      <text:p text:style-name="Standard"/>
      <text:p text:style-name="Standard">I, _________________________, hereby certify that I am the duly elected Secretary of [NAME OF CORPORATION]; that attached hereto are the Bylaws of the within named <text:soft-page-break/>corporation, and that such have been duly enacted and are in full force and effect as of the date hereof.</text:p>
      <text:p text:style-name="Standard"/>
      <text:p text:style-name="Standard">Date: _______________ </text:p>
      <text:p text:style-name="Standard"/>
      <text:p text:style-name="Standard">___________________________________</text:p>
      <text:p text:style-name="Standard">Secretary</text:p>
      <text:p text:style-name="Standard"/>
      <text:p text:style-name="Standard">Subscribed and sworn to before me this date of _______________</text:p>
      <text:p text:style-name="Standard"/>
      <text:p text:style-name="Standard">___________________________________</text:p>
      <text:p text:style-name="Standard">Notary Public,</text:p>
      <text:p text:style-name="Standard">My commission expires _______________.</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a"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tepniak</meta:initial-creator>
    <dc:creator>Michael Stepniak</dc:creator>
    <meta:editing-cycles>2</meta:editing-cycles>
    <meta:creation-date>2013-05-20T04:21:00</meta:creation-date>
    <dc:date>2013-05-20T04:21:00</dc:date>
    <meta:editing-duration>P0D</meta:editing-duration>
    <meta:generator>OpenOffice/4.0.0$Win32 OpenOffice.org_project/400m3$Build-9702</meta:generator>
    <meta:document-statistic meta:table-count="0" meta:image-count="0" meta:object-count="0" meta:page-count="14" meta:paragraph-count="119" meta:word-count="5996" meta:character-count="36225"/>
    <meta:user-defined meta:name="AppVersion">14.0000</meta:user-defined>
    <meta:user-defined meta:name="Company">Michigan Suburbs Allia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